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B Titr" svg:font-family="'B Titr'" style:font-pitch="variable"/>
    <style:font-face style:name="JetBrains Mono" svg:font-family="'JetBrains Mono'" style:font-pitch="variable"/>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writing-mode="rl-tb"/>
      <style:text-properties style:font-name="B Nazanin"/>
    </style:style>
    <style:style style:name="P2" style:family="paragraph" style:parent-style-name="Footnote">
      <style:paragraph-properties fo:text-align="start" style:justify-single-word="false" style:writing-mode="lr-tb"/>
      <style:text-properties officeooo:rsid="0021b17f" officeooo:paragraph-rsid="0021b17f"/>
    </style:style>
    <style:style style:name="P3" style:family="paragraph" style:parent-style-name="Footnote">
      <style:text-properties officeooo:rsid="0021d8ab" officeooo:paragraph-rsid="0021d8ab"/>
    </style:style>
    <style:style style:name="P4" style:family="paragraph" style:parent-style-name="Footnote">
      <style:text-properties officeooo:rsid="002334a3" officeooo:paragraph-rsid="002334a3"/>
    </style:style>
    <style:style style:name="P5" style:family="paragraph" style:parent-style-name="Footnote">
      <style:text-properties officeooo:rsid="0025081e" officeooo:paragraph-rsid="0025081e"/>
    </style:style>
    <style:style style:name="P6" style:family="paragraph" style:parent-style-name="Footnote">
      <style:text-properties officeooo:rsid="00270985" officeooo:paragraph-rsid="00270985"/>
    </style:style>
    <style:style style:name="P7" style:family="paragraph" style:parent-style-name="Footnote">
      <style:text-properties officeooo:rsid="002830f8" officeooo:paragraph-rsid="002830f8"/>
    </style:style>
    <style:style style:name="P8" style:family="paragraph" style:parent-style-name="Footnote">
      <style:text-properties officeooo:rsid="002ac1c4" officeooo:paragraph-rsid="002ac1c4"/>
    </style:style>
    <style:style style:name="P9" style:family="paragraph" style:parent-style-name="Footnote">
      <style:text-properties officeooo:rsid="002c2a18" officeooo:paragraph-rsid="002c2a18"/>
    </style:style>
    <style:style style:name="P10" style:family="paragraph" style:parent-style-name="Footnote">
      <style:text-properties officeooo:rsid="0030a23c" officeooo:paragraph-rsid="0030a23c"/>
    </style:style>
    <style:style style:name="P11" style:family="paragraph" style:parent-style-name="Footnote">
      <style:text-properties officeooo:rsid="0030ce46" officeooo:paragraph-rsid="0030ce46"/>
    </style:style>
    <style:style style:name="P12" style:family="paragraph" style:parent-style-name="Footnote">
      <style:text-properties officeooo:rsid="0032bc8b" officeooo:paragraph-rsid="0032bc8b"/>
    </style:style>
    <style:style style:name="P13" style:family="paragraph" style:parent-style-name="Heading_20_1">
      <style:paragraph-properties fo:text-align="end" style:justify-single-word="false" style:writing-mode="rl-tb"/>
      <style:text-properties style:font-name-complex="B Titr"/>
    </style:style>
    <style:style style:name="P14" style:family="paragraph" style:parent-style-name="Heading_20_2">
      <style:paragraph-properties fo:text-align="center" style:justify-single-word="false" style:writing-mode="rl-tb"/>
      <style:text-properties style:font-name-complex="B Nazanin"/>
    </style:style>
    <style:style style:name="P15" style:family="paragraph" style:parent-style-name="Heading_20_3">
      <style:paragraph-properties fo:text-align="end" style:justify-single-word="false" style:writing-mode="rl-tb"/>
      <style:text-properties style:font-name="B Nazanin" fo:font-size="16pt" style:font-size-asian="16pt" style:font-name-complex="B Nazanin" style:font-size-complex="16pt"/>
    </style:style>
    <style:style style:name="P16" style:family="paragraph" style:parent-style-name="Heading_20_3">
      <style:paragraph-properties fo:text-align="end" style:justify-single-word="false" style:writing-mode="rl-tb"/>
      <style:text-properties style:font-name="B Nazanin" fo:font-size="16pt" officeooo:rsid="0032bc8b" officeooo:paragraph-rsid="0032bc8b" style:font-size-asian="16pt" style:font-name-complex="B Nazanin" style:font-size-complex="16pt"/>
    </style:style>
    <style:style style:name="P17" style:family="paragraph" style:parent-style-name="Heading_20_3">
      <style:paragraph-properties fo:text-align="end" style:justify-single-word="false" style:writing-mode="rl-tb"/>
      <style:text-properties style:font-name="B Nazanin" fo:font-size="16pt" officeooo:rsid="0032ea29" officeooo:paragraph-rsid="0032ea29" style:font-size-asian="16pt" style:font-name-complex="B Nazanin" style:font-size-complex="16pt"/>
    </style:style>
    <style:style style:name="P18" style:family="paragraph" style:parent-style-name="Text_20_body">
      <style:paragraph-properties fo:text-align="center" style:justify-single-word="false" style:writing-mode="rl-tb"/>
    </style:style>
    <style:style style:name="P19" style:family="paragraph" style:parent-style-name="Text_20_body">
      <style:paragraph-properties fo:text-align="justify" style:justify-single-word="false" style:writing-mode="rl-tb"/>
      <style:text-properties fo:font-size="14pt" officeooo:paragraph-rsid="0021d8ab" style:font-size-asian="14pt" style:font-name-complex="B Nazanin" style:font-size-complex="14pt"/>
    </style:style>
    <style:style style:name="P20" style:family="paragraph" style:parent-style-name="Text_20_body">
      <style:paragraph-properties fo:text-align="justify" style:justify-single-word="false" style:writing-mode="rl-tb"/>
      <style:text-properties fo:font-size="14pt" officeooo:rsid="0021d8ab" officeooo:paragraph-rsid="0021d8ab" style:font-size-asian="14pt" style:font-name-complex="B Nazanin" style:font-size-complex="14pt"/>
    </style:style>
    <style:style style:name="P21" style:family="paragraph" style:parent-style-name="Text_20_body">
      <style:paragraph-properties fo:text-align="justify" style:justify-single-word="false" style:writing-mode="rl-tb"/>
      <style:text-properties fo:font-size="14pt" officeooo:rsid="0030ce46" officeooo:paragraph-rsid="0030ce46" style:font-size-asian="14pt" style:font-name-complex="B Nazanin" style:font-size-complex="14pt"/>
    </style:style>
    <style:style style:name="P22" style:family="paragraph" style:parent-style-name="Text_20_body">
      <style:paragraph-properties fo:text-align="justify" style:justify-single-word="false" style:writing-mode="lr-tb"/>
      <style:text-properties fo:font-size="14pt" officeooo:rsid="0030ce46" officeooo:paragraph-rsid="0030ce46" style:font-size-asian="14pt" style:font-name-complex="B Nazanin" style:font-size-complex="14pt"/>
    </style:style>
    <style:style style:name="P23" style:family="paragraph" style:parent-style-name="Text_20_body" style:list-style-name="L1">
      <style:paragraph-properties fo:text-align="justify" style:justify-single-word="false" style:writing-mode="lr-tb"/>
      <style:text-properties fo:font-size="14pt" officeooo:rsid="0032bc8b" officeooo:paragraph-rsid="0030ce46" style:font-size-asian="14pt" style:font-name-complex="B Nazanin" style:font-size-complex="14pt"/>
    </style:style>
    <style:style style:name="T1" style:family="text">
      <style:text-properties style:font-name-complex="B Nazanin"/>
    </style:style>
    <style:style style:name="T2" style:family="text">
      <style:text-properties officeooo:rsid="002d9a6b" style:font-name-complex="B Nazanin"/>
    </style:style>
    <style:style style:name="T3" style:family="text">
      <style:text-properties style:font-name="B Nazanin" fo:font-size="16pt" style:font-size-asian="16pt" style:font-name-complex="B Nazanin" style:font-size-complex="16pt"/>
    </style:style>
    <style:style style:name="T4" style:family="text">
      <style:text-properties style:font-name="B Nazanin" fo:font-size="16pt" officeooo:rsid="0032ea29" style:font-size-asian="16pt" style:font-name-complex="B Nazanin" style:font-size-complex="16pt"/>
    </style:style>
    <style:style style:name="T5" style:family="text">
      <style:text-properties officeooo:rsid="00203b1f"/>
    </style:style>
    <style:style style:name="T6" style:family="text">
      <style:text-properties officeooo:rsid="0021b17f"/>
    </style:style>
    <style:style style:name="T7" style:family="text">
      <style:text-properties officeooo:rsid="0021d8ab"/>
    </style:style>
    <style:style style:name="T8" style:family="text">
      <style:text-properties fo:font-weight="bold" style:font-weight-asian="bold" style:font-weight-complex="bold"/>
    </style:style>
    <style:style style:name="T9" style:family="text">
      <style:text-properties fo:font-weight="bold" officeooo:rsid="00203b1f" style:font-weight-asian="bold" style:font-weight-complex="bold"/>
    </style:style>
    <style:style style:name="T10" style:family="text">
      <style:text-properties fo:font-weight="bold" officeooo:rsid="0021d8ab" style:font-weight-asian="bold" style:font-weight-complex="bold"/>
    </style:style>
    <style:style style:name="T11" style:family="text">
      <style:text-properties fo:color="#6aab73" loext:opacity="100%" style:font-name="JetBrains Mono1" fo:font-size="10pt" fo:font-style="normal" fo:font-weight="normal" style:font-size-asian="10pt" style:font-style-asian="normal" style:font-weight-asian="normal"/>
    </style:style>
    <style:style style:name="T12" style:family="text">
      <style:text-properties officeooo:rsid="002d9a6b"/>
    </style:style>
    <style:style style:name="T13" style:family="text">
      <style:text-properties officeooo:rsid="0030a23c"/>
    </style:style>
    <style:style style:name="T14" style:family="text">
      <style:text-properties officeooo:rsid="0032bc8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گزارش پروژه تست تپسل برای کار با اسپرینگ و ابزارهای پردازش داده حجیم</text:h>
      <text:p text:style-name="P18"/>
      <text:h text:style-name="P14" text:outline-level="2">سینا ممکن</text:h>
      <text:h text:style-name="P14" text:outline-level="2">۱۰ اسفند ۱۴۰۳</text:h>
      <text:h text:style-name="P15" text:outline-level="3">ابزارهای استفاده شده</text:h>
      <text:p text:style-name="P19">اولین کار برای توسعه یک پروژه فراهم آوردن ابزارهای مورد نیاز است. بدین منظور لازم بود که <text:span text:style-name="T8">سیستم‌عامل</text:span>، <text:span text:style-name="T9">IDE</text:span><text:span text:style-name="T5"> و </text:span><text:span text:style-name="T9">پایگاه</text:span><text:span text:style-name="T10">‌</text:span><text:span text:style-name="T9">داده</text:span><text:span text:style-name="T10">‌ها</text:span><text:span text:style-name="T5"> در </text:span><text:span text:style-name="T9">محیط توسعه</text:span><text:span text:style-name="T5"> ایجاد شوند. به منظور انعطاف بیشتر از سیستم‌عامل Ubuntu 24.04 </text:span><text:span text:style-name="T6">و</text:span><text:span text:style-name="T5"> ابزار توسعه IntelliJ IDEA 2024.1.4 (Ultimate Edition) </text:span><text:span text:style-name="T6">استفاده شد که از قبل بر روی کامپیوتر نصب بودند.</text:span></text:p>
      <text:p text:style-name="P19"><text:span text:style-name="T6">برای بالا آوردن </text:span><text:span text:style-name="T7">پایگاه‌داده‌ها</text:span><text:span text:style-name="T6"> ابتدا docker-cli (از طریق فیلترشکن) نصب شد، تصاویر</text:span><text:span text:style-name="T6"><text:note text:id="ftn0" text:note-class="footnote"><text:note-citation>1</text:note-citation><text:note-body><text:p text:style-name="P2">image</text:p></text:note-body></text:note></text:span><text:span text:style-name="T6"> apache/kafka و cassandra:latest (از طریق shecan) از docker hub بارگیری شد</text:span><text:span text:style-name="T7">،</text:span><text:span text:style-name="T6"> سپس کانتینر</text:span><text:span text:style-name="T6"><text:note text:id="ftn1" text:note-class="footnote"><text:note-citation>2</text:note-citation><text:note-body><text:p text:style-name="Footnote">container</text:p></text:note-body></text:note></text:span><text:span text:style-name="T6">های آن‌ها بر روی داکر بالا آمدند و پورت‌های پیش‌فرض پایگاه‌داده‌ها بر روی </text:span><text:span text:style-name="T7">localhost نگاشت</text:span><text:span text:style-name="T7"><text:note text:id="ftn2" text:note-class="footnote"><text:note-citation>3</text:note-citation><text:note-body><text:p text:style-name="P3">map</text:p></text:note-body></text:note></text:span><text:span text:style-name="T7"> شدند. جهت تست صحت عملکرد کاساندرا از طریق Database Tool در داخل خود Intellij به کاساندرا متصل شده و کوئری‌های موجود در فایل cassandra-scripts.txt بر روی پایگاه‌داده اجرا شدند.</text:span></text:p>
      <text:h text:style-name="P15" text:outline-level="3">ساختار پروژه</text:h>
      <text:p text:style-name="P20">ساختار این پروژه مطابق درخواست از ماژول اصلی consumer و ماژول ساده producer تشکیل شده است؛ البته ساختار پروژه از ابتدا بدین شکل نبود و ابتدا consumer جهت تست اتصال به کافکا و کاساندرا نوشته شد و پس از ریفکتور<text:note text:id="ftn3" text:note-class="footnote"><text:note-citation>4</text:note-citation><text:note-body><text:p text:style-name="P4">refactor</text:p></text:note-body></text:note> به دو ماژول میون جداگانه تقسیم شد.</text:p>
      <text:p text:style-name="P20">پروژه producer علاوه بر فایل اصلی ProducerApplication.kt از پیکربندی<text:note text:id="ftn11" text:note-class="footnote"><text:note-citation>5</text:note-citation><text:note-body><text:p text:style-name="P5">config</text:p></text:note-body></text:note>های لازم برای ساخت topic در کافکا و ایجاد یک ProdcuerFactory با serializerهای لازم برخوردار است. رخدادها در پکیج entity.kafka نوشته شده‌اند و فرآیند ایجاد و ارسال رخدادها هر ۱ ثانیه یکبار توسط ProducerScheduler.produce انجام می‌شود.</text:p>
      <text:p text:style-name="P20"><text:soft-page-break/><text:span text:style-name="T8">نکته خاص</text:span> این پیاده‌سازی این است که هر دو رخداد ImpressionEvent و ClickEvent تبدیل به JSON شده و بر روی<text:span text:style-name="T8"> یک events_topic در کافکا</text:span> نوشته می‌شوند و از ایجاد صف‌های مختلف خودداری شده است.</text:p>
      <text:p text:style-name="P20">پروژه اصلی consumer نیز علاوه بر فایل اصلی ConsumerApplication.kt از پیکربندی‌های لازم برای ایجاد ConsumerFactory با deserializerهای لازم و RecordMessageConverter شخصی‌سازی‌شده برای برگرداندن JSONها به کلاس‌های رخداد مرتبط بهره می‌برد. کلاس‌های رخدادها و موجودیت‌ها در پکیج entity نوشته شده‌اند و ریپازیتوری<text:note text:id="ftn10" text:note-class="footnote"><text:note-citation>6</text:note-citation><text:note-body><text:p text:style-name="P6">repository</text:p></text:note-body></text:note> کار با کاساندرا در پکیج repository نوشته شده است.</text:p>
      <text:p text:style-name="P20">برای نگاشت بین موجودیت‌های مختلف از کتابخانه و ابزار مولد کد<text:note text:id="ftn9" text:note-class="footnote"><text:note-citation>7</text:note-citation><text:note-body><text:p text:style-name="P6">code generator</text:p></text:note-body></text:note> MapStruct استفاده شده تا استفاده از set و getهای مکرر را به کلی حذف کرده و به خوانایی کد کمک کند. نگارند<text:span text:style-name="T13">ه</text:span><text:note text:id="ftn12" text:note-class="footnote"><text:note-citation>8</text:note-citation><text:note-body><text:p text:style-name="P10">mapper</text:p></text:note-body></text:note><text:span text:style-name="T13">‌</text:span>ی مورد استفاده در پکیج mapper قرار دارد.</text:p>
      <text:p text:style-name="P20">اصل واکنش به رخدادهای کافکا در کلاس MultiTypeKafkaListener.kt مدیریت می‌شود و به دلیل سادگی، بیزینس مرتبط با هر رخداد نیز در همین کلاس مدیریت می‌شود و از نوشتن کلاس سرویس<text:note text:id="ftn8" text:note-class="footnote"><text:note-citation>9</text:note-citation><text:note-body><text:p text:style-name="P7">service</text:p></text:note-body></text:note> جداگانه خودداری شده است. از آنجایی که بیزینس در همین کلاس نوشته شده است متدهای آن موجودیت ذخیره‌شده را بر می‌گردانند که بعداً در کلاس MultiTypeKafkaListenerTest از این خروجی‌ها برای صحت‌سنجی عمل‌کرد بیزینس‌ها استفاده شده است. تست‌ها از نوع JUnit هستند و برای تقلید<text:note text:id="ftn7" text:note-class="footnote"><text:note-citation>10</text:note-citation><text:note-body><text:p text:style-name="P8">mock</text:p></text:note-body></text:note> لایه‌ی زیرین یعنی ریپازیتوری از کتابخانه‌ی mockito استفاده شده است. هر تست از ۳ قسمت پیش‌فرض<text:note text:id="ftn6" text:note-class="footnote"><text:note-citation>11</text:note-citation><text:note-body><text:p text:style-name="P9">given</text:p></text:note-body></text:note>، موقع تست<text:note text:id="ftn5" text:note-class="footnote"><text:note-citation>12</text:note-citation><text:note-body><text:p text:style-name="P9">when</text:p></text:note-body></text:note> و آنگاه بررسی نتیجه تست<text:note text:id="ftn4" text:note-class="footnote"><text:note-citation>13</text:note-citation><text:note-body><text:p text:style-name="P9">then</text:p></text:note-body></text:note> تشکیل شده است که همگی آن‌ها پاس شده‌اند.</text:p>
      <text:p text:style-name="P21">برای تست پروژه‌ها و دیدن خروجی هر ماژول کافی است متد main هر دو اپلیکیشن را همزمان اجرا کنید و خروجی کنسول<text:note text:id="ftn13" text:note-class="footnote"><text:note-citation>14</text:note-citation><text:note-body><text:p text:style-name="P11">console</text:p></text:note-body></text:note> هر دو اپلیکیشن را بررسی نمایید؛ ایجاد رخدادها و نوشتن آن‌ها در کافکا در کنسول ماژول producer و دریافت رخدادها، درج و به‌روزرسانی موجودیت کاساندرا در کنسول ماژول consumer قابل مشاهده است.</text:p>
      <text:h text:style-name="P16" text:outline-level="3"><text:soft-page-break/>زمان انجام پروژه</text:h>
      <text:p text:style-name="P21">فراهم آوردن ابزارهای مورد نیاز<text:span text:style-name="T14">، تحقیق و جستجو در مورد کار با ابزارها و کتابخانه‌ها، نوشتن پله به پله ماژول‌ها و اشکال‌یابی</text:span><text:span text:style-name="T14"><text:note text:id="ftn14" text:note-class="footnote"><text:note-citation>15</text:note-citation><text:note-body><text:p text:style-name="P12">debug</text:p></text:note-body></text:note></text:span><text:span text:style-name="T14"> و تست آن‌ها همگی در ۲-۳ روز (شامل دو روز نصفه کاری و یک روز تعطیل) انجام شد. سابقه</text:span><text:span text:style-name="T14"><text:note text:id="ftn15" text:note-class="footnote"><text:note-citation>16</text:note-citation><text:note-body><text:p text:style-name="P12">history</text:p></text:note-body></text:note></text:span><text:span text:style-name="T14"> تغییرات انجام‌شده در مخزن گیت</text:span><text:span text:style-name="T14"><text:note text:id="ftn16" text:note-class="footnote"><text:note-citation>17</text:note-citation><text:note-body><text:p text:style-name="P12">git repository</text:p></text:note-body></text:note></text:span><text:span text:style-name="T14"> پروژه به آدرس زیر در دسترس است:</text:span></text:p>
      <text:p text:style-name="P22"><text:a xlink:type="simple" xlink:href="https://github.com/sinamomken/tapsell-kafka-task" text:style-name="Internet_20_link" text:visited-style-name="Visited_20_Internet_20_Link">https://github.com/sinamomken/tapsell-kafka-task</text:a></text:p>
      <text:h text:style-name="P17" text:outline-level="3">منابع استفاده شده</text:h>
      <text:list text:style-name="L1">
        <text:list-item>
          <text:p text:style-name="P23">Google</text:p>
        </text:list-item>
        <text:list-item>
          <text:p text:style-name="P23">ChatGPT</text:p>
        </text:list-item>
        <text:list-item>
          <text:p text:style-name="P23">Baeldung</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B Titr" svg:font-family="'B Titr'" style:font-pitch="variable"/>
    <style:font-face style:name="JetBrains Mono" svg:font-family="'JetBrains Mono'" style:font-pitch="variable"/>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writing-mode="rl-tb"/>
      <style:text-properties style:font-name="B Nazanin"/>
    </style:style>
    <style:style style:name="MT1" style:family="text">
      <style:text-properties style:font-name-complex="B Nazanin"/>
    </style:style>
    <style:style style:name="MT2" style:family="text">
      <style:text-properties officeooo:rsid="002d9a6b" style:font-name-complex="B Nazanin"/>
    </style:style>
    <style:style style:name="MT3" style:family="text">
      <style:text-properties officeooo:rsid="002d9a6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1</text:page-number><text:span text:style-name="MT1"><text:s/></text:span><text:span text:style-name="MT2">از </text:span><text:span text:style-name="MT3"><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20:26:48.021516045</meta:creation-date>
    <meta:generator>LibreOffice/24.2.7.2$Linux_X86_64 LibreOffice_project/420$Build-2</meta:generator>
    <dc:date>2025-02-28T22:01:59.410115517</dc:date>
    <meta:editing-duration>PT1H35M5S</meta:editing-duration>
    <meta:editing-cycles>19</meta:editing-cycles>
    <meta:document-statistic meta:table-count="0" meta:image-count="0" meta:object-count="0" meta:page-count="3" meta:paragraph-count="39" meta:word-count="609" meta:character-count="3518" meta:non-whitespace-character-count="2955"/>
  </office:meta>
</office:document-meta>
</file>